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in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0.0062379152" calcext:value-type="float">
            <text:p>-0.0062379152</text:p>
          </table:table-cell>
          <table:table-cell office:value-type="float" office:value="-0.0588599596" calcext:value-type="float">
            <text:p>-0.0588599596</text:p>
          </table:table-cell>
          <table:table-cell office:value-type="float" office:value="-0.0576996174" calcext:value-type="float">
            <text:p>-0.0576996174</text:p>
          </table:table-cell>
          <table:table-cell table:number-columns-repeated="2"/>
          <table:table-cell table:formula="of:=MIN([.A1:.E1])" office:value-type="float" office:value="-0.0588599596" calcext:value-type="float">
            <text:p>-0.0588599596</text:p>
          </table:table-cell>
          <table:table-cell table:formula="of:=MATCH([.F1];[.A1:.E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45853219231138" calcext:value-type="float">
            <text:p>4.5853219231138E-05</text:p>
          </table:table-cell>
          <table:table-cell office:value-type="float" office:value="0.0815111472" calcext:value-type="float">
            <text:p>0.0815111472</text:p>
          </table:table-cell>
          <table:table-cell office:value-type="float" office:value="0.0838128387" calcext:value-type="float">
            <text:p>0.0838128387</text:p>
          </table:table-cell>
          <table:table-cell table:number-columns-repeated="2"/>
          <table:table-cell table:formula="of:=MIN([.A2:.E2])" office:value-type="float" office:value="0.000045853219231138" calcext:value-type="float">
            <text:p>4.5853219231138E-05</text:p>
          </table:table-cell>
          <table:table-cell table:formula="of:=MATCH([.F2];[.A2:.E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10098945947205" calcext:value-type="float">
            <text:p>4.10098945947205E-05</text:p>
          </table:table-cell>
          <table:table-cell office:value-type="float" office:value="0.0739197736" calcext:value-type="float">
            <text:p>0.0739197736</text:p>
          </table:table-cell>
          <table:table-cell office:value-type="float" office:value="0.0786868347" calcext:value-type="float">
            <text:p>0.0786868347</text:p>
          </table:table-cell>
          <table:table-cell table:number-columns-repeated="2"/>
          <table:table-cell table:formula="of:=MIN([.A3:.E3])" office:value-type="float" office:value="0.0000410098945947205" calcext:value-type="float">
            <text:p>4.10098945947205E-05</text:p>
          </table:table-cell>
          <table:table-cell table:formula="of:=MATCH([.F3];[.A3:.E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2834" calcext:value-type="float">
            <text:p>0.00002834</text:p>
          </table:table-cell>
          <table:table-cell office:value-type="float" office:value="0.0813861791" calcext:value-type="float">
            <text:p>0.0813861791</text:p>
          </table:table-cell>
          <table:table-cell office:value-type="float" office:value="0.0771146145" calcext:value-type="float">
            <text:p>0.0771146145</text:p>
          </table:table-cell>
          <table:table-cell table:number-columns-repeated="2"/>
          <table:table-cell table:formula="of:=MIN([.A4:.E4])" office:value-type="float" office:value="0.00002834" calcext:value-type="float">
            <text:p>0.00002834</text:p>
          </table:table-cell>
          <table:table-cell table:formula="of:=MATCH([.F4];[.A4:.E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42709289" calcext:value-type="float">
            <text:p>0.1142709289</text:p>
          </table:table-cell>
          <table:table-cell office:value-type="float" office:value="0.291937756" calcext:value-type="float">
            <text:p>0.291937756</text:p>
          </table:table-cell>
          <table:table-cell office:value-type="float" office:value="0.2986994987" calcext:value-type="float">
            <text:p>0.2986994987</text:p>
          </table:table-cell>
          <table:table-cell table:number-columns-repeated="2"/>
          <table:table-cell table:formula="of:=MIN([.A5:.E5])" office:value-type="float" office:value="0.1142709289" calcext:value-type="float">
            <text:p>0.1142709289</text:p>
          </table:table-cell>
          <table:table-cell table:formula="of:=MATCH([.F5];[.A5:.E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544683415" calcext:value-type="float">
            <text:p>-0.4544683415</text:p>
          </table:table-cell>
          <table:table-cell office:value-type="float" office:value="-0.4760522853" calcext:value-type="float">
            <text:p>-0.4760522853</text:p>
          </table:table-cell>
          <table:table-cell office:value-type="float" office:value="-0.4724338133" calcext:value-type="float">
            <text:p>-0.4724338133</text:p>
          </table:table-cell>
          <table:table-cell table:number-columns-repeated="2"/>
          <table:table-cell table:formula="of:=MIN([.A6:.E6])" office:value-type="float" office:value="-0.4760522853" calcext:value-type="float">
            <text:p>-0.4760522853</text:p>
          </table:table-cell>
          <table:table-cell table:formula="of:=MATCH([.F6];[.A6:.E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540245152" calcext:value-type="float">
            <text:p>-0.4540245152</text:p>
          </table:table-cell>
          <table:table-cell office:value-type="float" office:value="-0.4631990046" calcext:value-type="float">
            <text:p>-0.4631990046</text:p>
          </table:table-cell>
          <table:table-cell office:value-type="float" office:value="-0.4672934395" calcext:value-type="float">
            <text:p>-0.4672934395</text:p>
          </table:table-cell>
          <table:table-cell table:number-columns-repeated="2"/>
          <table:table-cell table:formula="of:=MIN([.A7:.E7])" office:value-type="float" office:value="-0.4672934395" calcext:value-type="float">
            <text:p>-0.4672934395</text:p>
          </table:table-cell>
          <table:table-cell table:formula="of:=MATCH([.F7];[.A7:.E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47235097" calcext:value-type="float">
            <text:p>0.1247235097</text:p>
          </table:table-cell>
          <table:table-cell office:value-type="float" office:value="0.2994510437" calcext:value-type="float">
            <text:p>0.2994510437</text:p>
          </table:table-cell>
          <table:table-cell office:value-type="float" office:value="0.2911157345" calcext:value-type="float">
            <text:p>0.2911157345</text:p>
          </table:table-cell>
          <table:table-cell table:number-columns-repeated="2"/>
          <table:table-cell table:formula="of:=MIN([.A8:.E8])" office:value-type="float" office:value="0.1247235097" calcext:value-type="float">
            <text:p>0.1247235097</text:p>
          </table:table-cell>
          <table:table-cell table:formula="of:=MATCH([.F8];[.A8:.E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128198406011978" calcext:value-type="float">
            <text:p>1.28198406011978E-09</text:p>
          </table:table-cell>
          <table:table-cell office:value-type="float" office:value="0.0003181028" calcext:value-type="float">
            <text:p>0.0003181028</text:p>
          </table:table-cell>
          <table:table-cell office:value-type="float" office:value="0.0122478964" calcext:value-type="float">
            <text:p>0.0122478964</text:p>
          </table:table-cell>
          <table:table-cell table:number-columns-repeated="2"/>
          <table:table-cell table:formula="of:=MIN([.A9:.E9])" office:value-type="float" office:value="0.00000000128198406011978" calcext:value-type="float">
            <text:p>1.28198406011978E-09</text:p>
          </table:table-cell>
          <table:table-cell table:formula="of:=MATCH([.F9];[.A9:.E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80868381985" calcext:value-type="float">
            <text:p>5.89080868381985E-07</text:p>
          </table:table-cell>
          <table:table-cell office:value-type="float" office:value="0.0001435145" calcext:value-type="float">
            <text:p>0.0001435145</text:p>
          </table:table-cell>
          <table:table-cell office:value-type="float" office:value="0.000023927625469585" calcext:value-type="float">
            <text:p>2.3927625469585E-05</text:p>
          </table:table-cell>
          <table:table-cell table:number-columns-repeated="2"/>
          <table:table-cell table:formula="of:=MIN([.A10:.E10])" office:value-type="float" office:value="0.000000589080868381985" calcext:value-type="float">
            <text:p>5.89080868381985E-07</text:p>
          </table:table-cell>
          <table:table-cell table:formula="of:=MATCH([.F10];[.A10:.E1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63953415361" calcext:value-type="float">
            <text:p>5.89063953415361E-07</text:p>
          </table:table-cell>
          <table:table-cell office:value-type="float" office:value="0.0001774753" calcext:value-type="float">
            <text:p>0.0001774753</text:p>
          </table:table-cell>
          <table:table-cell office:value-type="float" office:value="0.0000416169044318436" calcext:value-type="float">
            <text:p>4.16169044318436E-05</text:p>
          </table:table-cell>
          <table:table-cell table:number-columns-repeated="2"/>
          <table:table-cell table:formula="of:=MIN([.A11:.E11])" office:value-type="float" office:value="0.000000589063953415361" calcext:value-type="float">
            <text:p>5.89063953415361E-07</text:p>
          </table:table-cell>
          <table:table-cell table:formula="of:=MATCH([.F11];[.A11:.E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269686" calcext:value-type="float">
            <text:p>-0.0002269686</text:p>
          </table:table-cell>
          <table:table-cell office:value-type="float" office:value="-0.0068543467" calcext:value-type="float">
            <text:p>-0.0068543467</text:p>
          </table:table-cell>
          <table:table-cell office:value-type="float" office:value="-0.0071218167" calcext:value-type="float">
            <text:p>-0.0071218167</text:p>
          </table:table-cell>
          <table:table-cell table:number-columns-repeated="2"/>
          <table:table-cell table:formula="of:=MIN([.A12:.E12])" office:value-type="float" office:value="-0.0071218167" calcext:value-type="float">
            <text:p>-0.0071218167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1513091" calcext:value-type="float">
            <text:p>-0.0001513091</text:p>
          </table:table-cell>
          <table:table-cell office:value-type="float" office:value="-0.0050517884" calcext:value-type="float">
            <text:p>-0.0050517884</text:p>
          </table:table-cell>
          <table:table-cell office:value-type="float" office:value="-0.0067799205" calcext:value-type="float">
            <text:p>-0.0067799205</text:p>
          </table:table-cell>
          <table:table-cell table:number-columns-repeated="2"/>
          <table:table-cell table:formula="of:=MIN([.A13:.E13])" office:value-type="float" office:value="-0.0067799205" calcext:value-type="float">
            <text:p>-0.0067799205</text:p>
          </table:table-cell>
          <table:table-cell table:formula="of:=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638673004" calcext:value-type="float">
            <text:p>-0.0638673004</text:p>
          </table:table-cell>
          <table:table-cell office:value-type="float" office:value="-0.0701590433" calcext:value-type="float">
            <text:p>-0.0701590433</text:p>
          </table:table-cell>
          <table:table-cell office:value-type="float" office:value="-0.0723518634" calcext:value-type="float">
            <text:p>-0.0723518634</text:p>
          </table:table-cell>
          <table:table-cell table:number-columns-repeated="2"/>
          <table:table-cell table:formula="of:=MIN([.A14:.E14])" office:value-type="float" office:value="-0.0723518634" calcext:value-type="float">
            <text:p>-0.0723518634</text:p>
          </table:table-cell>
          <table:table-cell table:formula="of:=MATCH([.F14];[.A14:.E1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499302272645" calcext:value-type="float">
            <text:p>-7.56499302272645E-05</text:p>
          </table:table-cell>
          <table:table-cell office:value-type="float" office:value="-0.0025245128" calcext:value-type="float">
            <text:p>-0.0025245128</text:p>
          </table:table-cell>
          <table:table-cell office:value-type="float" office:value="-0.0022086111" calcext:value-type="float">
            <text:p>-0.0022086111</text:p>
          </table:table-cell>
          <table:table-cell table:number-columns-repeated="2"/>
          <table:table-cell table:formula="of:=MIN([.A15:.E15])" office:value-type="float" office:value="-0.0025245128" calcext:value-type="float">
            <text:p>-0.0025245128</text:p>
          </table:table-cell>
          <table:table-cell table:formula="of:=MATCH([.F15];[.A15:.E1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66561960112909E-016" calcext:value-type="float">
            <text:p>8.66561960112909E-16</text:p>
          </table:table-cell>
          <table:table-cell office:value-type="float" office:value="0.000000000000115" calcext:value-type="float">
            <text:p>1.15E-13</text:p>
          </table:table-cell>
          <table:table-cell office:value-type="float" office:value="0.000000000000289" calcext:value-type="float">
            <text:p>2.89E-13</text:p>
          </table:table-cell>
          <table:table-cell table:number-columns-repeated="2"/>
          <table:table-cell table:formula="of:=MIN([.A16:.E16])" office:value-type="float" office:value="8.66561960112909E-016" calcext:value-type="float">
            <text:p>8.66561960112909E-16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00000000996" calcext:value-type="float">
            <text:p>0.00000001</text:p>
          </table:table-cell>
          <table:table-cell office:value-type="float" office:value="0.00000000975" calcext:value-type="float">
            <text:p>9.75E-09</text:p>
          </table:table-cell>
          <table:table-cell table:number-columns-repeated="2"/>
          <table:table-cell table:formula="of:=MIN([.A17:.E17])" office:value-type="float" office:value="0.00000000975" calcext:value-type="float">
            <text:p>9.75E-09</text:p>
          </table:table-cell>
          <table:table-cell table:formula="of:=MATCH([.F17];[.A17:.E1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20790192" calcext:value-type="float">
            <text:p>-0.1220790192</text:p>
          </table:table-cell>
          <table:table-cell office:value-type="float" office:value="-0.2155424939" calcext:value-type="float">
            <text:p>-0.2155424939</text:p>
          </table:table-cell>
          <table:table-cell office:value-type="float" office:value="-0.2225862363" calcext:value-type="float">
            <text:p>-0.2225862363</text:p>
          </table:table-cell>
          <table:table-cell table:number-columns-repeated="2"/>
          <table:table-cell table:formula="of:=MIN([.A18:.E18])" office:value-type="float" office:value="-0.2225862363" calcext:value-type="float">
            <text:p>-0.2225862363</text:p>
          </table:table-cell>
          <table:table-cell table:formula="of:=MATCH([.F18];[.A18:.E1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982651884429433" calcext:value-type="float">
            <text:p>9.82651884429433E-08</text:p>
          </table:table-cell>
          <table:table-cell office:value-type="float" office:value="0.000000956" calcext:value-type="float">
            <text:p>0.000000956</text:p>
          </table:table-cell>
          <table:table-cell office:value-type="float" office:value="0.000000962" calcext:value-type="float">
            <text:p>0.000000962</text:p>
          </table:table-cell>
          <table:table-cell table:number-columns-repeated="2"/>
          <table:table-cell table:formula="of:=MIN([.A19:.E19])" office:value-type="float" office:value="0.0000000982651884429433" calcext:value-type="float">
            <text:p>9.82651884429433E-08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2229718" calcext:value-type="float">
            <text:p>0.001222971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22" calcext:value-type="float">
            <text:p>0.00122</text:p>
          </table:table-cell>
          <table:table-cell table:number-columns-repeated="2"/>
          <table:table-cell table:formula="of:=MIN([.A20:.E20])" office:value-type="float" office:value="0.00122" calcext:value-type="float">
            <text:p>0.00122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98049456" calcext:value-type="float">
            <text:p>0.0698049456</text:p>
          </table:table-cell>
          <table:table-cell office:value-type="float" office:value="0.2164278523" calcext:value-type="float">
            <text:p>0.2164278523</text:p>
          </table:table-cell>
          <table:table-cell office:value-type="float" office:value="0.2058455529" calcext:value-type="float">
            <text:p>0.2058455529</text:p>
          </table:table-cell>
          <table:table-cell table:number-columns-repeated="2"/>
          <table:table-cell table:formula="of:=MIN([.A21:.E21])" office:value-type="float" office:value="0.0698049456" calcext:value-type="float">
            <text:p>0.0698049456</text:p>
          </table:table-cell>
          <table:table-cell table:formula="of:=MATCH([.F21];[.A21:.E2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3783091" calcext:value-type="float">
            <text:p>0.0063783091</text:p>
          </table:table-cell>
          <table:table-cell office:value-type="float" office:value="0.0064746536" calcext:value-type="float">
            <text:p>0.0064746536</text:p>
          </table:table-cell>
          <table:table-cell table:number-columns-repeated="2"/>
          <table:table-cell table:formula="of:=MIN([.A22:.E22])" office:value-type="float" office:value="0.000102067" calcext:value-type="float">
            <text:p>0.000102067</text:p>
          </table:table-cell>
          <table:table-cell table:formula="of:=MATCH([.F22];[.A22:.E2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1490011" calcext:value-type="float">
            <text:p>0.0061490011</text:p>
          </table:table-cell>
          <table:table-cell office:value-type="float" office:value="0.0066201617" calcext:value-type="float">
            <text:p>0.0066201617</text:p>
          </table:table-cell>
          <table:table-cell table:number-columns-repeated="2"/>
          <table:table-cell table:formula="of:=MIN([.A23:.E23])" office:value-type="float" office:value="0.000102067" calcext:value-type="float">
            <text:p>0.000102067</text:p>
          </table:table-cell>
          <table:table-cell table:formula="of:=MATCH([.F23];[.A23:.E2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89851328" calcext:value-type="float">
            <text:p>0.0089851328</text:p>
          </table:table-cell>
          <table:table-cell office:value-type="float" office:value="0.0044355947" calcext:value-type="float">
            <text:p>0.0044355947</text:p>
          </table:table-cell>
          <table:table-cell table:number-columns-repeated="2"/>
          <table:table-cell table:formula="of:=MIN([.A24:.E24])" office:value-type="float" office:value="0.000102067" calcext:value-type="float">
            <text:p>0.000102067</text:p>
          </table:table-cell>
          <table:table-cell table:formula="of:=MATCH([.F24];[.A24:.E2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749496" calcext:value-type="float">
            <text:p>2.5072557749496E-06</text:p>
          </table:table-cell>
          <table:table-cell office:value-type="float" office:value="0.0010446431" calcext:value-type="float">
            <text:p>0.0010446431</text:p>
          </table:table-cell>
          <table:table-cell office:value-type="float" office:value="0.0023560132" calcext:value-type="float">
            <text:p>0.0023560132</text:p>
          </table:table-cell>
          <table:table-cell table:number-columns-repeated="2"/>
          <table:table-cell table:formula="of:=MIN([.A25:.E25])" office:value-type="float" office:value="0.0000025072557749496" calcext:value-type="float">
            <text:p>2.5072557749496E-06</text:p>
          </table:table-cell>
          <table:table-cell table:formula="of:=MATCH([.F25];[.A25:.E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9411171" calcext:value-type="float">
            <text:p>2.50725579411171E-06</text:p>
          </table:table-cell>
          <table:table-cell office:value-type="float" office:value="0.0000937" calcext:value-type="float">
            <text:p>0.0000937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  <table:table-cell table:formula="of:=MIN([.A26:.E26])" office:value-type="float" office:value="0.00000250725579411171" calcext:value-type="float">
            <text:p>2.50725579411171E-06</text:p>
          </table:table-cell>
          <table:table-cell table:formula="of:=MATCH([.F26];[.A26:.E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7818345" calcext:value-type="float">
            <text:p>-0.077818345</text:p>
          </table:table-cell>
          <table:table-cell office:value-type="float" office:value="-0.1653589585" calcext:value-type="float">
            <text:p>-0.1653589585</text:p>
          </table:table-cell>
          <table:table-cell office:value-type="float" office:value="-0.1429729246" calcext:value-type="float">
            <text:p>-0.1429729246</text:p>
          </table:table-cell>
          <table:table-cell table:number-columns-repeated="2"/>
          <table:table-cell table:formula="of:=MIN([.A27:.E27])" office:value-type="float" office:value="-0.1653589585" calcext:value-type="float">
            <text:p>-0.1653589585</text:p>
          </table:table-cell>
          <table:table-cell table:formula="of:=MATCH([.F27];[.A27:.E2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1020669" calcext:value-type="float">
            <text:p>0.0001020669</text:p>
          </table:table-cell>
          <table:table-cell office:value-type="float" office:value="0.0035455949" calcext:value-type="float">
            <text:p>0.0035455949</text:p>
          </table:table-cell>
          <table:table-cell office:value-type="float" office:value="0.010282963" calcext:value-type="float">
            <text:p>0.010282963</text:p>
          </table:table-cell>
          <table:table-cell table:number-columns-repeated="2"/>
          <table:table-cell table:formula="of:=MIN([.A28:.E28])" office:value-type="float" office:value="0.0001020669" calcext:value-type="float">
            <text:p>0.0001020669</text:p>
          </table:table-cell>
          <table:table-cell table:formula="of:=MATCH([.F28];[.A28:.E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5" calcext:value-type="float">
            <text:p>0.0001020675</text:p>
          </table:table-cell>
          <table:table-cell office:value-type="float" office:value="0.0111304693" calcext:value-type="float">
            <text:p>0.0111304693</text:p>
          </table:table-cell>
          <table:table-cell office:value-type="float" office:value="0.007408146" calcext:value-type="float">
            <text:p>0.007408146</text:p>
          </table:table-cell>
          <table:table-cell table:number-columns-repeated="2"/>
          <table:table-cell table:formula="of:=MIN([.A29:.E29])" office:value-type="float" office:value="0.0001020675" calcext:value-type="float">
            <text:p>0.0001020675</text:p>
          </table:table-cell>
          <table:table-cell table:formula="of:=MATCH([.F29];[.A29:.E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36527662" calcext:value-type="float">
            <text:p>0.1536527662</text:p>
          </table:table-cell>
          <table:table-cell office:value-type="float" office:value="0.4383423599" calcext:value-type="float">
            <text:p>0.4383423599</text:p>
          </table:table-cell>
          <table:table-cell office:value-type="float" office:value="0.3015119705" calcext:value-type="float">
            <text:p>0.3015119705</text:p>
          </table:table-cell>
          <table:table-cell table:number-columns-repeated="2"/>
          <table:table-cell table:formula="of:=MIN([.A30:.E30])" office:value-type="float" office:value="0.1536527662" calcext:value-type="float">
            <text:p>0.1536527662</text:p>
          </table:table-cell>
          <table:table-cell table:formula="of:=MATCH([.F30];[.A30:.E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0951083054" calcext:value-type="float">
            <text:p>-4.0951083054</text:p>
          </table:table-cell>
          <table:table-cell office:value-type="float" office:value="-24.2243422704" calcext:value-type="float">
            <text:p>-24.2243422704</text:p>
          </table:table-cell>
          <table:table-cell office:value-type="float" office:value="-25.3484230739" calcext:value-type="float">
            <text:p>-25.3484230739</text:p>
          </table:table-cell>
          <table:table-cell table:number-columns-repeated="2"/>
          <table:table-cell table:formula="of:=MIN([.A31:.E31])" office:value-type="float" office:value="-25.3484230739" calcext:value-type="float">
            <text:p>-25.3484230739</text:p>
          </table:table-cell>
          <table:table-cell table:formula="of:=MATCH([.F31];[.A31:.E3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609442759967929" calcext:value-type="float">
            <text:p>6.09442759967929E-05</text:p>
          </table:table-cell>
          <table:table-cell office:value-type="float" office:value="0.0005229114" calcext:value-type="float">
            <text:p>0.0005229114</text:p>
          </table:table-cell>
          <table:table-cell office:value-type="float" office:value="0.0029441758" calcext:value-type="float">
            <text:p>0.0029441758</text:p>
          </table:table-cell>
          <table:table-cell table:number-columns-repeated="2"/>
          <table:table-cell table:formula="of:=MIN([.A32:.E32])" office:value-type="float" office:value="0.0000609442759967929" calcext:value-type="float">
            <text:p>6.09442759967929E-05</text:p>
          </table:table-cell>
          <table:table-cell table:formula="of:=MATCH([.F32];[.A32:.E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609442793242172" calcext:value-type="float">
            <text:p>6.09442793242172E-05</text:p>
          </table:table-cell>
          <table:table-cell office:value-type="float" office:value="0.0002787429" calcext:value-type="float">
            <text:p>0.0002787429</text:p>
          </table:table-cell>
          <table:table-cell office:value-type="float" office:value="0.0003837377" calcext:value-type="float">
            <text:p>0.0003837377</text:p>
          </table:table-cell>
          <table:table-cell table:number-columns-repeated="2"/>
          <table:table-cell table:formula="of:=MIN([.A33:.E33])" office:value-type="float" office:value="0.0000609442793242172" calcext:value-type="float">
            <text:p>6.09442793242172E-05</text:p>
          </table:table-cell>
          <table:table-cell table:formula="of:=MATCH([.F33];[.A33:.E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41" calcext:value-type="float">
            <text:p>0.0001554741</text:p>
          </table:table-cell>
          <table:table-cell office:value-type="float" office:value="0.0009867044" calcext:value-type="float">
            <text:p>0.0009867044</text:p>
          </table:table-cell>
          <table:table-cell office:value-type="float" office:value="0.0023607985" calcext:value-type="float">
            <text:p>0.0023607985</text:p>
          </table:table-cell>
          <table:table-cell table:number-columns-repeated="2"/>
          <table:table-cell table:formula="of:=MIN([.A34:.E34])" office:value-type="float" office:value="0.0001554741" calcext:value-type="float">
            <text:p>0.0001554741</text:p>
          </table:table-cell>
          <table:table-cell table:formula="of:=MATCH([.F34];[.A34:.E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07" calcext:value-type="float">
            <text:p>0.0001554707</text:p>
          </table:table-cell>
          <table:table-cell office:value-type="float" office:value="0.0027872551" calcext:value-type="float">
            <text:p>0.0027872551</text:p>
          </table:table-cell>
          <table:table-cell office:value-type="float" office:value="0.001934441" calcext:value-type="float">
            <text:p>0.001934441</text:p>
          </table:table-cell>
          <table:table-cell table:number-columns-repeated="2"/>
          <table:table-cell table:formula="of:=MIN([.A35:.E35])" office:value-type="float" office:value="0.0001554707" calcext:value-type="float">
            <text:p>0.0001554707</text:p>
          </table:table-cell>
          <table:table-cell table:formula="of:=MATCH([.F35];[.A35:.E3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6145946" calcext:value-type="float">
            <text:p>0.0576145946</text:p>
          </table:table-cell>
          <table:table-cell office:value-type="float" office:value="0.3105633504" calcext:value-type="float">
            <text:p>0.3105633504</text:p>
          </table:table-cell>
          <table:table-cell office:value-type="float" office:value="0.3206462616" calcext:value-type="float">
            <text:p>0.3206462616</text:p>
          </table:table-cell>
          <table:table-cell table:number-columns-repeated="2"/>
          <table:table-cell table:formula="of:=MIN([.A36:.E36])" office:value-type="float" office:value="0.0576145946" calcext:value-type="float">
            <text:p>0.0576145946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188895" calcext:value-type="float">
            <text:p>-0.0002188895</text:p>
          </table:table-cell>
          <table:table-cell office:value-type="float" office:value="-0.0651909135" calcext:value-type="float">
            <text:p>-0.0651909135</text:p>
          </table:table-cell>
          <table:table-cell office:value-type="float" office:value="0.0011151562" calcext:value-type="float">
            <text:p>0.0011151562</text:p>
          </table:table-cell>
          <table:table-cell table:number-columns-repeated="2"/>
          <table:table-cell table:formula="of:=MIN([.A37:.E37])" office:value-type="float" office:value="-0.0651909135" calcext:value-type="float">
            <text:p>-0.0651909135</text:p>
          </table:table-cell>
          <table:table-cell table:formula="of:=MATCH([.F37];[.A37:.E3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0463839" calcext:value-type="float">
            <text:p>0.0010463839</text:p>
          </table:table-cell>
          <table:table-cell office:value-type="float" office:value="0.0051977535" calcext:value-type="float">
            <text:p>0.0051977535</text:p>
          </table:table-cell>
          <table:table-cell office:value-type="float" office:value="0.0029546064" calcext:value-type="float">
            <text:p>0.0029546064</text:p>
          </table:table-cell>
          <table:table-cell table:number-columns-repeated="2"/>
          <table:table-cell table:formula="of:=MIN([.A38:.E38])" office:value-type="float" office:value="0.0010463839" calcext:value-type="float">
            <text:p>0.0010463839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6344305" calcext:value-type="float">
            <text:p>0.4876344305</text:p>
          </table:table-cell>
          <table:table-cell office:value-type="float" office:value="1.0654204434" calcext:value-type="float">
            <text:p>1.0654204434</text:p>
          </table:table-cell>
          <table:table-cell office:value-type="float" office:value="1.054350736" calcext:value-type="float">
            <text:p>1.054350736</text:p>
          </table:table-cell>
          <table:table-cell table:number-columns-repeated="2"/>
          <table:table-cell table:formula="of:=MIN([.A39:.E39])" office:value-type="float" office:value="0.4876344305" calcext:value-type="float">
            <text:p>0.4876344305</text:p>
          </table:table-cell>
          <table:table-cell table:formula="of:=MATCH([.F39];[.A39:.E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547104" calcext:value-type="float">
            <text:p>0.000554710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72" calcext:value-type="float">
            <text:p>0.00272</text:p>
          </table:table-cell>
          <table:table-cell table:number-columns-repeated="2"/>
          <table:table-cell table:formula="of:=MIN([.A40:.E40])" office:value-type="float" office:value="0.0005547104" calcext:value-type="float">
            <text:p>0.000554710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610469" calcext:value-type="float">
            <text:p>0.0005610469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75" calcext:value-type="float">
            <text:p>0.00275</text:p>
          </table:table-cell>
          <table:table-cell table:number-columns-repeated="2"/>
          <table:table-cell table:formula="of:=MIN([.A41:.E41])" office:value-type="float" office:value="0.0005610469" calcext:value-type="float">
            <text:p>0.0005610469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64193551" calcext:value-type="float">
            <text:p>-0.0164193551</text:p>
          </table:table-cell>
          <table:table-cell office:value-type="float" office:value="-0.0043697816" calcext:value-type="float">
            <text:p>-0.0043697816</text:p>
          </table:table-cell>
          <table:table-cell office:value-type="float" office:value="-0.0030971224" calcext:value-type="float">
            <text:p>-0.0030971224</text:p>
          </table:table-cell>
          <table:table-cell table:number-columns-repeated="2"/>
          <table:table-cell table:formula="of:=MIN([.A42:.E42])" office:value-type="float" office:value="-0.0164193551" calcext:value-type="float">
            <text:p>-0.0164193551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1817876354657" calcext:value-type="float">
            <text:p>4.71817876354657E-05</text:p>
          </table:table-cell>
          <table:table-cell office:value-type="float" office:value="0.000716001" calcext:value-type="float">
            <text:p>0.000716001</text:p>
          </table:table-cell>
          <table:table-cell office:value-type="float" office:value="0.0006952469" calcext:value-type="float">
            <text:p>0.0006952469</text:p>
          </table:table-cell>
          <table:table-cell table:number-columns-repeated="2"/>
          <table:table-cell table:formula="of:=MIN([.A43:.E43])" office:value-type="float" office:value="0.0000471817876354657" calcext:value-type="float">
            <text:p>4.71817876354657E-05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2025675948814" calcext:value-type="float">
            <text:p>4.72025675948814E-05</text:p>
          </table:table-cell>
          <table:table-cell office:value-type="float" office:value="0.0006912823" calcext:value-type="float">
            <text:p>0.0006912823</text:p>
          </table:table-cell>
          <table:table-cell office:value-type="float" office:value="0.0007103555" calcext:value-type="float">
            <text:p>0.0007103555</text:p>
          </table:table-cell>
          <table:table-cell table:number-columns-repeated="2"/>
          <table:table-cell table:formula="of:=MIN([.A44:.E44])" office:value-type="float" office:value="0.0000472025675948814" calcext:value-type="float">
            <text:p>4.72025675948814E-05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6019007" calcext:value-type="float">
            <text:p>0.1036019007</text:p>
          </table:table-cell>
          <table:table-cell office:value-type="float" office:value="0.2285573123" calcext:value-type="float">
            <text:p>0.2285573123</text:p>
          </table:table-cell>
          <table:table-cell office:value-type="float" office:value="0.2299997002" calcext:value-type="float">
            <text:p>0.2299997002</text:p>
          </table:table-cell>
          <table:table-cell table:number-columns-repeated="2"/>
          <table:table-cell table:formula="of:=MIN([.A45:.E45])" office:value-type="float" office:value="0.1036019007" calcext:value-type="float">
            <text:p>0.1036019007</text:p>
          </table:table-cell>
          <table:table-cell table:formula="of:=MATCH([.F45];[.A45:.E45];0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0.23" calcext:value-type="float">
            <text:p>-0.23</text:p>
          </table:table-cell>
          <table:table-cell table:number-columns-repeated="2"/>
          <table:table-cell table:formula="of:=MIN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0648694" calcext:value-type="float">
            <text:p>0.1730648694</text:p>
          </table:table-cell>
          <table:table-cell office:value-type="float" office:value="0.3740734543" calcext:value-type="float">
            <text:p>0.3740734543</text:p>
          </table:table-cell>
          <table:table-cell office:value-type="float" office:value="0.3721756527" calcext:value-type="float">
            <text:p>0.3721756527</text:p>
          </table:table-cell>
          <table:table-cell table:number-columns-repeated="2"/>
          <table:table-cell table:formula="of:=MIN([.A47:.E47])" office:value-type="float" office:value="0.1730648694" calcext:value-type="float">
            <text:p>0.1730648694</text:p>
          </table:table-cell>
          <table:table-cell table:formula="of:=MATCH([.F47];[.A47:.E4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9258987" calcext:value-type="float">
            <text:p>0.104925898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00453805" calcext:value-type="float">
            <text:p>0.4400453805</text:p>
          </table:table-cell>
          <table:table-cell table:number-columns-repeated="2"/>
          <table:table-cell table:formula="of:=MIN([.A48:.E48])" office:value-type="float" office:value="0.1049258987" calcext:value-type="float">
            <text:p>0.1049258987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3380596" calcext:value-type="float">
            <text:p>0.5273380596</text:p>
          </table:table-cell>
          <table:table-cell office:value-type="float" office:value="1.0649055388" calcext:value-type="float">
            <text:p>1.0649055388</text:p>
          </table:table-cell>
          <table:table-cell office:value-type="float" office:value="1.3084197385" calcext:value-type="float">
            <text:p>1.3084197385</text:p>
          </table:table-cell>
          <table:table-cell table:number-columns-repeated="2"/>
          <table:table-cell table:formula="of:=MIN([.A49:.E49])" office:value-type="float" office:value="0.5273380596" calcext:value-type="float">
            <text:p>0.5273380596</text:p>
          </table:table-cell>
          <table:table-cell table:formula="of:=MATCH([.F49];[.A49:.E4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9646025" calcext:value-type="float">
            <text:p>0.1039646025</text:p>
          </table:table-cell>
          <table:table-cell office:value-type="float" office:value="0.2299850323" calcext:value-type="float">
            <text:p>0.2299850323</text:p>
          </table:table-cell>
          <table:table-cell office:value-type="float" office:value="0.2299044974" calcext:value-type="float">
            <text:p>0.2299044974</text:p>
          </table:table-cell>
          <table:table-cell table:number-columns-repeated="2"/>
          <table:table-cell table:formula="of:=MIN([.A50:.E50])" office:value-type="float" office:value="0.1039646025" calcext:value-type="float">
            <text:p>0.1039646025</text:p>
          </table:table-cell>
          <table:table-cell table:formula="of:=MATCH([.F50];[.A50:.E5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68384" calcext:value-type="float">
            <text:p>-0.3777768384</text:p>
          </table:table-cell>
          <table:table-cell office:value-type="float" office:value="-0.0286343888" calcext:value-type="float">
            <text:p>-0.0286343888</text:p>
          </table:table-cell>
          <table:table-cell office:value-type="float" office:value="-0.0243643979" calcext:value-type="float">
            <text:p>-0.0243643979</text:p>
          </table:table-cell>
          <table:table-cell table:number-columns-repeated="2"/>
          <table:table-cell table:formula="of:=MIN([.A51:.E51])" office:value-type="float" office:value="-0.3777768384" calcext:value-type="float">
            <text:p>-0.3777768384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7646" calcext:value-type="float">
            <text:p>-0.377777646</text:p>
          </table:table-cell>
          <table:table-cell office:value-type="float" office:value="-0.0274" calcext:value-type="float">
            <text:p>-0.0274</text:p>
          </table:table-cell>
          <table:table-cell office:value-type="float" office:value="0.000000110308858465598" calcext:value-type="float">
            <text:p>1.10308858465598E-07</text:p>
          </table:table-cell>
          <table:table-cell table:number-columns-repeated="2"/>
          <table:table-cell table:formula="of:=MIN([.A52:.E52])" office:value-type="float" office:value="-0.377777646" calcext:value-type="float">
            <text:p>-0.377777646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322855272502353" calcext:value-type="float">
            <text:p>-3.22855272502353E-06</text:p>
          </table:table-cell>
          <table:table-cell office:value-type="float" office:value="-0.0000296" calcext:value-type="float">
            <text:p>-0.0000296</text:p>
          </table:table-cell>
          <table:table-cell office:value-type="float" office:value="-0.0000234" calcext:value-type="float">
            <text:p>-0.0000234</text:p>
          </table:table-cell>
          <table:table-cell table:number-columns-repeated="2"/>
          <table:table-cell table:formula="of:=MIN([.A53:.E53])" office:value-type="float" office:value="-0.0000296" calcext:value-type="float">
            <text:p>-0.0000296</text:p>
          </table:table-cell>
          <table:table-cell table:formula="of:=MATCH([.F53];[.A53:.E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00262272540362351" calcext:value-type="float">
            <text:p>2.62272540362351E-09</text:p>
          </table:table-cell>
          <table:table-cell office:value-type="float" office:value="0.0000000395" calcext:value-type="float">
            <text:p>3.95E-08</text:p>
          </table:table-cell>
          <table:table-cell office:value-type="float" office:value="0.0000000388" calcext:value-type="float">
            <text:p>3.88E-08</text:p>
          </table:table-cell>
          <table:table-cell table:number-columns-repeated="2"/>
          <table:table-cell table:formula="of:=MIN([.A54:.E54])" office:value-type="float" office:value="0.00000000262272540362351" calcext:value-type="float">
            <text:p>2.62272540362351E-09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168037414154486" calcext:value-type="float">
            <text:p>-1.68037414154486E-06</text:p>
          </table:table-cell>
          <table:table-cell office:value-type="float" office:value="-0.0000166172366932088" calcext:value-type="float">
            <text:p>-1.66172366932088E-05</text:p>
          </table:table-cell>
          <table:table-cell office:value-type="float" office:value="-0.0000175627967327423" calcext:value-type="float">
            <text:p>-1.75627967327423E-05</text:p>
          </table:table-cell>
          <table:table-cell table:number-columns-repeated="2"/>
          <table:table-cell table:formula="of:=MIN([.A55:.E55])" office:value-type="float" office:value="-0.0000175627967327423" calcext:value-type="float">
            <text:p>-1.75627967327423E-05</text:p>
          </table:table-cell>
          <table:table-cell table:formula="of:=MATCH([.F55];[.A55:.E5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33899603" calcext:value-type="float">
            <text:p>-0.0033899603</text:p>
          </table:table-cell>
          <table:table-cell table:number-columns-repeated="2"/>
          <table:table-cell table:formula="of:=MIN([.A56:.E56])" office:value-type="float" office:value="-0.0033899603" calcext:value-type="float">
            <text:p>-0.0033899603</text:p>
          </table:table-cell>
          <table:table-cell table:formula="of:=MATCH([.F56];[.A56:.E5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33899603" calcext:value-type="float">
            <text:p>-0.0033899603</text:p>
          </table:table-cell>
          <table:table-cell table:number-columns-repeated="2"/>
          <table:table-cell table:formula="of:=MIN([.A57:.E57])" office:value-type="float" office:value="-0.0033899603" calcext:value-type="float">
            <text:p>-0.0033899603</text:p>
          </table:table-cell>
          <table:table-cell table:formula="of:=MATCH([.F57];[.A57:.E57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0" calcext:value-type="float">
            <text:p>0</text:p>
          </table:table-cell>
        </table:table-row>
      </table:table>
      <table:table table:name="max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2220600207" calcext:value-type="float">
            <text:p>0.2220600207</text:p>
          </table:table-cell>
          <table:table-cell office:value-type="float" office:value="0.2381361121" calcext:value-type="float">
            <text:p>0.2381361121</text:p>
          </table:table-cell>
          <table:table-cell office:value-type="float" office:value="0.2304181589" calcext:value-type="float">
            <text:p>0.2304181589</text:p>
          </table:table-cell>
          <table:table-cell table:number-columns-repeated="2"/>
          <table:table-cell table:formula="of:=MAX([.A1:.E1])" office:value-type="float" office:value="0.2381361121" calcext:value-type="float">
            <text:p>0.2381361121</text:p>
          </table:table-cell>
          <table:table-cell table:formula="of:=MATCH([.F1];[.A1:.E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51219045" calcext:value-type="float">
            <text:p>0.2251219045</text:p>
          </table:table-cell>
          <table:table-cell office:value-type="float" office:value="0.2277165175" calcext:value-type="float">
            <text:p>0.2277165175</text:p>
          </table:table-cell>
          <table:table-cell office:value-type="float" office:value="0.2287790376" calcext:value-type="float">
            <text:p>0.2287790376</text:p>
          </table:table-cell>
          <table:table-cell table:number-columns-repeated="2"/>
          <table:table-cell table:formula="of:=MAX([.A2:.E2])" office:value-type="float" office:value="0.2287790376" calcext:value-type="float">
            <text:p>0.2287790376</text:p>
          </table:table-cell>
          <table:table-cell table:formula="of:=MATCH([.F2];[.A2:.E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90830387" calcext:value-type="float">
            <text:p>0.2390830387</text:p>
          </table:table-cell>
          <table:table-cell office:value-type="float" office:value="0.2317776058" calcext:value-type="float">
            <text:p>0.2317776058</text:p>
          </table:table-cell>
          <table:table-cell table:number-columns-repeated="2"/>
          <table:table-cell table:formula="of:=MAX([.A3:.E3])" office:value-type="float" office:value="0.2390830387" calcext:value-type="float">
            <text:p>0.2390830387</text:p>
          </table:table-cell>
          <table:table-cell table:formula="of:=MATCH([.F3];[.A3:.E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71695488" calcext:value-type="float">
            <text:p>0.2371695488</text:p>
          </table:table-cell>
          <table:table-cell office:value-type="float" office:value="0.2393408277" calcext:value-type="float">
            <text:p>0.2393408277</text:p>
          </table:table-cell>
          <table:table-cell table:number-columns-repeated="2"/>
          <table:table-cell table:formula="of:=MAX([.A4:.E4])" office:value-type="float" office:value="0.2393408277" calcext:value-type="float">
            <text:p>0.2393408277</text:p>
          </table:table-cell>
          <table:table-cell table:formula="of:=MATCH([.F4];[.A4:.E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44683414" calcext:value-type="float">
            <text:p>0.4544683414</text:p>
          </table:table-cell>
          <table:table-cell office:value-type="float" office:value="0.474813513" calcext:value-type="float">
            <text:p>0.474813513</text:p>
          </table:table-cell>
          <table:table-cell office:value-type="float" office:value="0.4712761492" calcext:value-type="float">
            <text:p>0.4712761492</text:p>
          </table:table-cell>
          <table:table-cell table:number-columns-repeated="2"/>
          <table:table-cell table:formula="of:=MAX([.A5:.E5])" office:value-type="float" office:value="0.474813513" calcext:value-type="float">
            <text:p>0.474813513</text:p>
          </table:table-cell>
          <table:table-cell table:formula="of:=MATCH([.F5];[.A5:.E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247235106" calcext:value-type="float">
            <text:p>-0.1247235106</text:p>
          </table:table-cell>
          <table:table-cell office:value-type="float" office:value="-0.2972381107" calcext:value-type="float">
            <text:p>-0.2972381107</text:p>
          </table:table-cell>
          <table:table-cell office:value-type="float" office:value="-0.3068684713" calcext:value-type="float">
            <text:p>-0.3068684713</text:p>
          </table:table-cell>
          <table:table-cell table:number-columns-repeated="2"/>
          <table:table-cell table:formula="of:=MAX([.A6:.E6])" office:value-type="float" office:value="-0.1247235106" calcext:value-type="float">
            <text:p>-0.1247235106</text:p>
          </table:table-cell>
          <table:table-cell table:formula="of:=MATCH([.F6];[.A6:.E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7235101" calcext:value-type="float">
            <text:p>-0.1247235101</text:p>
          </table:table-cell>
          <table:table-cell office:value-type="float" office:value="-0.286575312" calcext:value-type="float">
            <text:p>-0.286575312</text:p>
          </table:table-cell>
          <table:table-cell office:value-type="float" office:value="-0.302968073" calcext:value-type="float">
            <text:p>-0.302968073</text:p>
          </table:table-cell>
          <table:table-cell table:number-columns-repeated="2"/>
          <table:table-cell table:formula="of:=MAX([.A7:.E7])" office:value-type="float" office:value="-0.1247235101" calcext:value-type="float">
            <text:p>-0.1247235101</text:p>
          </table:table-cell>
          <table:table-cell table:formula="of:=MATCH([.F7];[.A7:.E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0245151" calcext:value-type="float">
            <text:p>0.4540245151</text:p>
          </table:table-cell>
          <table:table-cell office:value-type="float" office:value="0.4591877898" calcext:value-type="float">
            <text:p>0.4591877898</text:p>
          </table:table-cell>
          <table:table-cell office:value-type="float" office:value="0.4696270726" calcext:value-type="float">
            <text:p>0.4696270726</text:p>
          </table:table-cell>
          <table:table-cell table:number-columns-repeated="2"/>
          <table:table-cell table:formula="of:=MAX([.A8:.E8])" office:value-type="float" office:value="0.4696270726" calcext:value-type="float">
            <text:p>0.4696270726</text:p>
          </table:table-cell>
          <table:table-cell table:formula="of:=MATCH([.F8];[.A8:.E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069540541" calcext:value-type="float">
            <text:p>0.2069540541</text:p>
          </table:table-cell>
          <table:table-cell office:value-type="float" office:value="0.2895547868" calcext:value-type="float">
            <text:p>0.2895547868</text:p>
          </table:table-cell>
          <table:table-cell office:value-type="float" office:value="0.2787050795" calcext:value-type="float">
            <text:p>0.2787050795</text:p>
          </table:table-cell>
          <table:table-cell table:number-columns-repeated="2"/>
          <table:table-cell table:formula="of:=MAX([.A9:.E9])" office:value-type="float" office:value="0.2895547868" calcext:value-type="float">
            <text:p>0.2895547868</text:p>
          </table:table-cell>
          <table:table-cell table:formula="of:=MATCH([.F9];[.A9:.E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14356128" calcext:value-type="float">
            <text:p>0.2114356128</text:p>
          </table:table-cell>
          <table:table-cell office:value-type="float" office:value="0.2875589756" calcext:value-type="float">
            <text:p>0.2875589756</text:p>
          </table:table-cell>
          <table:table-cell office:value-type="float" office:value="0.2896153762" calcext:value-type="float">
            <text:p>0.2896153762</text:p>
          </table:table-cell>
          <table:table-cell table:number-columns-repeated="2"/>
          <table:table-cell table:formula="of:=MAX([.A10:.E10])" office:value-type="float" office:value="0.2896153762" calcext:value-type="float">
            <text:p>0.2896153762</text:p>
          </table:table-cell>
          <table:table-cell table:formula="of:=MATCH([.F10];[.A10:.E1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1435415" calcext:value-type="float">
            <text:p>0.211435415</text:p>
          </table:table-cell>
          <table:table-cell office:value-type="float" office:value="0.2914350855" calcext:value-type="float">
            <text:p>0.2914350855</text:p>
          </table:table-cell>
          <table:table-cell office:value-type="float" office:value="0.2877781434" calcext:value-type="float">
            <text:p>0.2877781434</text:p>
          </table:table-cell>
          <table:table-cell table:number-columns-repeated="2"/>
          <table:table-cell table:formula="of:=MAX([.A11:.E11])" office:value-type="float" office:value="0.2914350855" calcext:value-type="float">
            <text:p>0.2914350855</text:p>
          </table:table-cell>
          <table:table-cell table:formula="of:=MATCH([.F11];[.A11:.E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45257636" calcext:value-type="float">
            <text:p>0.1545257636</text:p>
          </table:table-cell>
          <table:table-cell office:value-type="float" office:value="0.2148814364" calcext:value-type="float">
            <text:p>0.2148814364</text:p>
          </table:table-cell>
          <table:table-cell office:value-type="float" office:value="0.2174561638" calcext:value-type="float">
            <text:p>0.2174561638</text:p>
          </table:table-cell>
          <table:table-cell table:number-columns-repeated="2"/>
          <table:table-cell table:formula="of:=MAX([.A12:.E12])" office:value-type="float" office:value="0.2174561638" calcext:value-type="float">
            <text:p>0.2174561638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2946664" calcext:value-type="float">
            <text:p>0.102946664</text:p>
          </table:table-cell>
          <table:table-cell office:value-type="float" office:value="0.1396583366" calcext:value-type="float">
            <text:p>0.1396583366</text:p>
          </table:table-cell>
          <table:table-cell office:value-type="float" office:value="0.1400620987" calcext:value-type="float">
            <text:p>0.1400620987</text:p>
          </table:table-cell>
          <table:table-cell table:number-columns-repeated="2"/>
          <table:table-cell table:formula="of:=MAX([.A13:.E13])" office:value-type="float" office:value="0.1400620987" calcext:value-type="float">
            <text:p>0.1400620987</text:p>
          </table:table-cell>
          <table:table-cell table:formula="of:=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756521304914083" calcext:value-type="float">
            <text:p>7.56521304914083E-05</text:p>
          </table:table-cell>
          <table:table-cell office:value-type="float" office:value="0.0012300848" calcext:value-type="float">
            <text:p>0.0012300848</text:p>
          </table:table-cell>
          <table:table-cell office:value-type="float" office:value="0.0015776817" calcext:value-type="float">
            <text:p>0.0015776817</text:p>
          </table:table-cell>
          <table:table-cell table:number-columns-repeated="2"/>
          <table:table-cell table:formula="of:=MAX([.A14:.E14])" office:value-type="float" office:value="0.0015776817" calcext:value-type="float">
            <text:p>0.0015776817</text:p>
          </table:table-cell>
          <table:table-cell table:formula="of:=MATCH([.F14];[.A14:.E1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2091243" calcext:value-type="float">
            <text:p>0.0592091243</text:p>
          </table:table-cell>
          <table:table-cell office:value-type="float" office:value="0.0697887826" calcext:value-type="float">
            <text:p>0.0697887826</text:p>
          </table:table-cell>
          <table:table-cell office:value-type="float" office:value="0.0714247394" calcext:value-type="float">
            <text:p>0.0714247394</text:p>
          </table:table-cell>
          <table:table-cell table:number-columns-repeated="2"/>
          <table:table-cell table:formula="of:=MAX([.A15:.E15])" office:value-type="float" office:value="0.0714247394" calcext:value-type="float">
            <text:p>0.0714247394</text:p>
          </table:table-cell>
          <table:table-cell table:formula="of:=MATCH([.F15];[.A15:.E1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12434748" calcext:value-type="float">
            <text:p>0.0012434748</text:p>
          </table:table-cell>
          <table:table-cell office:value-type="float" office:value="0.000388302" calcext:value-type="float">
            <text:p>0.000388302</text:p>
          </table:table-cell>
          <table:table-cell office:value-type="float" office:value="0.0009001611" calcext:value-type="float">
            <text:p>0.0009001611</text:p>
          </table:table-cell>
          <table:table-cell table:number-columns-repeated="2"/>
          <table:table-cell table:formula="of:=MAX([.A16:.E16])" office:value-type="float" office:value="0.0012434748" calcext:value-type="float">
            <text:p>0.0012434748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12757373" calcext:value-type="float">
            <text:p>0.6612757373</text:p>
          </table:table-cell>
          <table:table-cell office:value-type="float" office:value="0.5173778505" calcext:value-type="float">
            <text:p>0.5173778505</text:p>
          </table:table-cell>
          <table:table-cell office:value-type="float" office:value="0.5365541769" calcext:value-type="float">
            <text:p>0.5365541769</text:p>
          </table:table-cell>
          <table:table-cell table:number-columns-repeated="2"/>
          <table:table-cell table:formula="of:=MAX([.A17:.E17])" office:value-type="float" office:value="0.6612757373" calcext:value-type="float">
            <text:p>0.6612757373</text:p>
          </table:table-cell>
          <table:table-cell table:formula="of:=MATCH([.F17];[.A17:.E1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27694548" calcext:value-type="float">
            <text:p>0.6427694548</text:p>
          </table:table-cell>
          <table:table-cell office:value-type="float" office:value="0.4898583957" calcext:value-type="float">
            <text:p>0.4898583957</text:p>
          </table:table-cell>
          <table:table-cell office:value-type="float" office:value="0.5196932763" calcext:value-type="float">
            <text:p>0.5196932763</text:p>
          </table:table-cell>
          <table:table-cell table:number-columns-repeated="2"/>
          <table:table-cell table:formula="of:=MAX([.A18:.E18])" office:value-type="float" office:value="0.6427694548" calcext:value-type="float">
            <text:p>0.6427694548</text:p>
          </table:table-cell>
          <table:table-cell table:formula="of:=MATCH([.F18];[.A18:.E1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999283" calcext:value-type="float">
            <text:p>0.000199928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52" calcext:value-type="float">
            <text:p>0.000052</text:p>
          </table:table-cell>
          <table:table-cell table:number-columns-repeated="2"/>
          <table:table-cell table:formula="of:=MAX([.A19:.E19])" office:value-type="float" office:value="0.0001999283" calcext:value-type="float">
            <text:p>0.0001999283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6237541" calcext:value-type="float">
            <text:p>0.2126237541</text:p>
          </table:table-cell>
          <table:table-cell office:value-type="float" office:value="0.3654321859" calcext:value-type="float">
            <text:p>0.3654321859</text:p>
          </table:table-cell>
          <table:table-cell office:value-type="float" office:value="0.3767806879" calcext:value-type="float">
            <text:p>0.3767806879</text:p>
          </table:table-cell>
          <table:table-cell table:number-columns-repeated="2"/>
          <table:table-cell table:formula="of:=MAX([.A20:.E20])" office:value-type="float" office:value="0.3767806879" calcext:value-type="float">
            <text:p>0.3767806879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77366549" calcext:value-type="float">
            <text:p>0.377366549</text:p>
          </table:table-cell>
          <table:table-cell office:value-type="float" office:value="0.4322885784" calcext:value-type="float">
            <text:p>0.4322885784</text:p>
          </table:table-cell>
          <table:table-cell office:value-type="float" office:value="0.4399706299" calcext:value-type="float">
            <text:p>0.4399706299</text:p>
          </table:table-cell>
          <table:table-cell table:number-columns-repeated="2"/>
          <table:table-cell table:formula="of:=MAX([.A21:.E21])" office:value-type="float" office:value="0.4399706299" calcext:value-type="float">
            <text:p>0.4399706299</text:p>
          </table:table-cell>
          <table:table-cell table:formula="of:=MATCH([.F21];[.A21:.E2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63262356" calcext:value-type="float">
            <text:p>0.2163262356</text:p>
          </table:table-cell>
          <table:table-cell office:value-type="float" office:value="0.214440237" calcext:value-type="float">
            <text:p>0.214440237</text:p>
          </table:table-cell>
          <table:table-cell table:number-columns-repeated="2"/>
          <table:table-cell table:formula="of:=MAX([.A22:.E22])" office:value-type="float" office:value="0.2163262356" calcext:value-type="float">
            <text:p>0.2163262356</text:p>
          </table:table-cell>
          <table:table-cell table:formula="of:=MATCH([.F22];[.A22:.E2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55479949" calcext:value-type="float">
            <text:p>0.2155479949</text:p>
          </table:table-cell>
          <table:table-cell office:value-type="float" office:value="0.2178214551" calcext:value-type="float">
            <text:p>0.2178214551</text:p>
          </table:table-cell>
          <table:table-cell table:number-columns-repeated="2"/>
          <table:table-cell table:formula="of:=MAX([.A23:.E23])" office:value-type="float" office:value="0.2178214551" calcext:value-type="float">
            <text:p>0.2178214551</text:p>
          </table:table-cell>
          <table:table-cell table:formula="of:=MATCH([.F23];[.A23:.E2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34780853" calcext:value-type="float">
            <text:p>0.2134780853</text:p>
          </table:table-cell>
          <table:table-cell office:value-type="float" office:value="0.2161321546" calcext:value-type="float">
            <text:p>0.2161321546</text:p>
          </table:table-cell>
          <table:table-cell table:number-columns-repeated="2"/>
          <table:table-cell table:formula="of:=MAX([.A24:.E24])" office:value-type="float" office:value="0.2161321546" calcext:value-type="float">
            <text:p>0.2161321546</text:p>
          </table:table-cell>
          <table:table-cell table:formula="of:=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43571503" calcext:value-type="float">
            <text:p>0.0843571503</text:p>
          </table:table-cell>
          <table:table-cell office:value-type="float" office:value="0.1780416792" calcext:value-type="float">
            <text:p>0.1780416792</text:p>
          </table:table-cell>
          <table:table-cell office:value-type="float" office:value="0.148696241" calcext:value-type="float">
            <text:p>0.148696241</text:p>
          </table:table-cell>
          <table:table-cell table:number-columns-repeated="2"/>
          <table:table-cell table:formula="of:=MAX([.A25:.E25])" office:value-type="float" office:value="0.1780416792" calcext:value-type="float">
            <text:p>0.1780416792</text:p>
          </table:table-cell>
          <table:table-cell table:formula="of:=MATCH([.F25];[.A25:.E2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78183441" calcext:value-type="float">
            <text:p>0.0778183441</text:p>
          </table:table-cell>
          <table:table-cell office:value-type="float" office:value="0.1234664352" calcext:value-type="float">
            <text:p>0.1234664352</text:p>
          </table:table-cell>
          <table:table-cell office:value-type="float" office:value="0.1267945389" calcext:value-type="float">
            <text:p>0.1267945389</text:p>
          </table:table-cell>
          <table:table-cell table:number-columns-repeated="2"/>
          <table:table-cell table:formula="of:=MAX([.A26:.E26])" office:value-type="float" office:value="0.1267945389" calcext:value-type="float">
            <text:p>0.1267945389</text:p>
          </table:table-cell>
          <table:table-cell table:formula="of:=MATCH([.F26];[.A26:.E2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0227859343497322" calcext:value-type="float">
            <text:p>-2.27859343497322E-06</text:p>
          </table:table-cell>
          <table:table-cell office:value-type="float" office:value="-0.0013820821" calcext:value-type="float">
            <text:p>-0.0013820821</text:p>
          </table:table-cell>
          <table:table-cell office:value-type="float" office:value="0.0080128332" calcext:value-type="float">
            <text:p>0.0080128332</text:p>
          </table:table-cell>
          <table:table-cell table:number-columns-repeated="2"/>
          <table:table-cell table:formula="of:=MAX([.A27:.E27])" office:value-type="float" office:value="0.0080128332" calcext:value-type="float">
            <text:p>0.0080128332</text:p>
          </table:table-cell>
          <table:table-cell table:formula="of:=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047205306" calcext:value-type="float">
            <text:p>0.2047205306</text:p>
          </table:table-cell>
          <table:table-cell office:value-type="float" office:value="0.2158180718" calcext:value-type="float">
            <text:p>0.2158180718</text:p>
          </table:table-cell>
          <table:table-cell table:number-columns-repeated="2"/>
          <table:table-cell table:formula="of:=MAX([.A28:.E28])" office:value-type="float" office:value="0.2158180718" calcext:value-type="float">
            <text:p>0.2158180718</text:p>
          </table:table-cell>
          <table:table-cell table:formula="of:=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144640155" calcext:value-type="float">
            <text:p>0.2144640155</text:p>
          </table:table-cell>
          <table:table-cell office:value-type="float" office:value="0.2106340298" calcext:value-type="float">
            <text:p>0.2106340298</text:p>
          </table:table-cell>
          <table:table-cell table:number-columns-repeated="2"/>
          <table:table-cell table:formula="of:=MAX([.A29:.E29])" office:value-type="float" office:value="0.2144640155" calcext:value-type="float">
            <text:p>0.2144640155</text:p>
          </table:table-cell>
          <table:table-cell table:formula="of:=MATCH([.F29];[.A29:.E2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071994823" calcext:value-type="float">
            <text:p>4.1071994823</text:p>
          </table:table-cell>
          <table:table-cell office:value-type="float" office:value="25.1297318865" calcext:value-type="float">
            <text:p>25.1297318865</text:p>
          </table:table-cell>
          <table:table-cell office:value-type="float" office:value="24.7100108145" calcext:value-type="float">
            <text:p>24.7100108145</text:p>
          </table:table-cell>
          <table:table-cell table:number-columns-repeated="2"/>
          <table:table-cell table:formula="of:=MAX([.A30:.E30])" office:value-type="float" office:value="25.1297318865" calcext:value-type="float">
            <text:p>25.1297318865</text:p>
          </table:table-cell>
          <table:table-cell table:formula="of:=MATCH([.F30];[.A30:.E3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47127229" calcext:value-type="float">
            <text:p>-0.1547127229</text:p>
          </table:table-cell>
          <table:table-cell office:value-type="float" office:value="-0.324175228" calcext:value-type="float">
            <text:p>-0.324175228</text:p>
          </table:table-cell>
          <table:table-cell office:value-type="float" office:value="-0.3555257272" calcext:value-type="float">
            <text:p>-0.3555257272</text:p>
          </table:table-cell>
          <table:table-cell table:number-columns-repeated="2"/>
          <table:table-cell table:formula="of:=MAX([.A31:.E31])" office:value-type="float" office:value="-0.1547127229" calcext:value-type="float">
            <text:p>-0.1547127229</text:p>
          </table:table-cell>
          <table:table-cell table:formula="of:=MATCH([.F31];[.A31:.E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8006219" calcext:value-type="float">
            <text:p>0.128006219</text:p>
          </table:table-cell>
          <table:table-cell office:value-type="float" office:value="0.1260345507" calcext:value-type="float">
            <text:p>0.1260345507</text:p>
          </table:table-cell>
          <table:table-cell table:number-columns-repeated="2"/>
          <table:table-cell table:formula="of:=MAX([.A32:.E32])" office:value-type="float" office:value="0.128006219" calcext:value-type="float">
            <text:p>0.128006219</text:p>
          </table:table-cell>
          <table:table-cell table:formula="of:=MATCH([.F32];[.A32:.E3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38799806" calcext:value-type="float">
            <text:p>0.1238799806</text:p>
          </table:table-cell>
          <table:table-cell office:value-type="float" office:value="0.1220091347" calcext:value-type="float">
            <text:p>0.1220091347</text:p>
          </table:table-cell>
          <table:table-cell table:number-columns-repeated="2"/>
          <table:table-cell table:formula="of:=MAX([.A33:.E33])" office:value-type="float" office:value="0.1238799806" calcext:value-type="float">
            <text:p>0.1238799806</text:p>
          </table:table-cell>
          <table:table-cell table:formula="of:=MATCH([.F33];[.A33:.E3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94374123" calcext:value-type="float">
            <text:p>0.0594374123</text:p>
          </table:table-cell>
          <table:table-cell office:value-type="float" office:value="0.0752731217" calcext:value-type="float">
            <text:p>0.0752731217</text:p>
          </table:table-cell>
          <table:table-cell office:value-type="float" office:value="0.0758178633" calcext:value-type="float">
            <text:p>0.0758178633</text:p>
          </table:table-cell>
          <table:table-cell table:number-columns-repeated="2"/>
          <table:table-cell table:formula="of:=MAX([.A34:.E34])" office:value-type="float" office:value="0.0758178633" calcext:value-type="float">
            <text:p>0.0758178633</text:p>
          </table:table-cell>
          <table:table-cell table:formula="of:=MATCH([.F34];[.A34:.E3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409287" calcext:value-type="float">
            <text:p>0.059409287</text:p>
          </table:table-cell>
          <table:table-cell office:value-type="float" office:value="0.0715323129" calcext:value-type="float">
            <text:p>0.0715323129</text:p>
          </table:table-cell>
          <table:table-cell office:value-type="float" office:value="0.0745190058" calcext:value-type="float">
            <text:p>0.0745190058</text:p>
          </table:table-cell>
          <table:table-cell table:number-columns-repeated="2"/>
          <table:table-cell table:formula="of:=MAX([.A35:.E35])" office:value-type="float" office:value="0.0745190058" calcext:value-type="float">
            <text:p>0.0745190058</text:p>
          </table:table-cell>
          <table:table-cell table:formula="of:=MATCH([.F35];[.A35:.E3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625449695" calcext:value-type="float">
            <text:p>0.7625449695</text:p>
          </table:table-cell>
          <table:table-cell office:value-type="float" office:value="0.5506104244" calcext:value-type="float">
            <text:p>0.5506104244</text:p>
          </table:table-cell>
          <table:table-cell office:value-type="float" office:value="0.535966855" calcext:value-type="float">
            <text:p>0.535966855</text:p>
          </table:table-cell>
          <table:table-cell table:number-columns-repeated="2"/>
          <table:table-cell table:formula="of:=MAX([.A36:.E36])" office:value-type="float" office:value="0.7625449695" calcext:value-type="float">
            <text:p>0.7625449695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4430222" calcext:value-type="float">
            <text:p>0.3794430222</text:p>
          </table:table-cell>
          <table:table-cell office:value-type="float" office:value="0.527794877" calcext:value-type="float">
            <text:p>0.527794877</text:p>
          </table:table-cell>
          <table:table-cell office:value-type="float" office:value="0.4821963653" calcext:value-type="float">
            <text:p>0.4821963653</text:p>
          </table:table-cell>
          <table:table-cell table:number-columns-repeated="2"/>
          <table:table-cell table:formula="of:=MAX([.A37:.E37])" office:value-type="float" office:value="0.527794877" calcext:value-type="float">
            <text:p>0.527794877</text:p>
          </table:table-cell>
          <table:table-cell table:formula="of:=MATCH([.F37];[.A37:.E3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44236293" calcext:value-type="float">
            <text:p>0.0244236293</text:p>
          </table:table-cell>
          <table:table-cell office:value-type="float" office:value="0.0121949469" calcext:value-type="float">
            <text:p>0.0121949469</text:p>
          </table:table-cell>
          <table:table-cell office:value-type="float" office:value="0.0121949304" calcext:value-type="float">
            <text:p>0.0121949304</text:p>
          </table:table-cell>
          <table:table-cell table:number-columns-repeated="2"/>
          <table:table-cell table:formula="of:=MAX([.A38:.E38])" office:value-type="float" office:value="0.0244236293" calcext:value-type="float">
            <text:p>0.0244236293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34800294" calcext:value-type="float">
            <text:p>1.7934800294</text:p>
          </table:table-cell>
          <table:table-cell office:value-type="float" office:value="2.3052223708" calcext:value-type="float">
            <text:p>2.3052223708</text:p>
          </table:table-cell>
          <table:table-cell office:value-type="float" office:value="2.3072467495" calcext:value-type="float">
            <text:p>2.3072467495</text:p>
          </table:table-cell>
          <table:table-cell table:number-columns-repeated="2"/>
          <table:table-cell table:formula="of:=MAX([.A39:.E39])" office:value-type="float" office:value="2.3072467495" calcext:value-type="float">
            <text:p>2.3072467495</text:p>
          </table:table-cell>
          <table:table-cell table:formula="of:=MATCH([.F39];[.A39:.E3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86989464" calcext:value-type="float">
            <text:p>0.0086989464</text:p>
          </table:table-cell>
          <table:table-cell office:value-type="float" office:value="0.0086607373" calcext:value-type="float">
            <text:p>0.0086607373</text:p>
          </table:table-cell>
          <table:table-cell office:value-type="float" office:value="0.0086622223" calcext:value-type="float">
            <text:p>0.0086622223</text:p>
          </table:table-cell>
          <table:table-cell table:number-columns-repeated="2"/>
          <table:table-cell table:formula="of:=MAX([.A40:.E40])" office:value-type="float" office:value="0.0086989464" calcext:value-type="float">
            <text:p>0.008698946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6989466" calcext:value-type="float">
            <text:p>0.0086989466</text:p>
          </table:table-cell>
          <table:table-cell office:value-type="float" office:value="0.0086264179" calcext:value-type="float">
            <text:p>0.0086264179</text:p>
          </table:table-cell>
          <table:table-cell office:value-type="float" office:value="0.0086538655" calcext:value-type="float">
            <text:p>0.0086538655</text:p>
          </table:table-cell>
          <table:table-cell table:number-columns-repeated="2"/>
          <table:table-cell table:formula="of:=MAX([.A41:.E41])" office:value-type="float" office:value="0.0086989466" calcext:value-type="float">
            <text:p>0.0086989466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471844333590584" calcext:value-type="float">
            <text:p>-4.71844333590584E-05</text:p>
          </table:table-cell>
          <table:table-cell office:value-type="float" office:value="-0.0007086184" calcext:value-type="float">
            <text:p>-0.0007086184</text:p>
          </table:table-cell>
          <table:table-cell office:value-type="float" office:value="-0.0007124873" calcext:value-type="float">
            <text:p>-0.0007124873</text:p>
          </table:table-cell>
          <table:table-cell table:number-columns-repeated="2"/>
          <table:table-cell table:formula="of:=MAX([.A42:.E42])" office:value-type="float" office:value="-0.0000471844333590584" calcext:value-type="float">
            <text:p>-4.71844333590584E-05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84287" calcext:value-type="float">
            <text:p>0.0164184287</text:p>
          </table:table-cell>
          <table:table-cell office:value-type="float" office:value="0.0041476709" calcext:value-type="float">
            <text:p>0.0041476709</text:p>
          </table:table-cell>
          <table:table-cell office:value-type="float" office:value="0.0041903467" calcext:value-type="float">
            <text:p>0.0041903467</text:p>
          </table:table-cell>
          <table:table-cell table:number-columns-repeated="2"/>
          <table:table-cell table:formula="of:=MAX([.A43:.E43])" office:value-type="float" office:value="0.0164184287" calcext:value-type="float">
            <text:p>0.0164184287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93551" calcext:value-type="float">
            <text:p>0.0164193551</text:p>
          </table:table-cell>
          <table:table-cell office:value-type="float" office:value="0.0042349449" calcext:value-type="float">
            <text:p>0.0042349449</text:p>
          </table:table-cell>
          <table:table-cell office:value-type="float" office:value="0.0030770398" calcext:value-type="float">
            <text:p>0.0030770398</text:p>
          </table:table-cell>
          <table:table-cell table:number-columns-repeated="2"/>
          <table:table-cell table:formula="of:=MAX([.A44:.E44])" office:value-type="float" office:value="0.0164193551" calcext:value-type="float">
            <text:p>0.0164193551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00001112" calcext:value-type="float">
            <text:p>0.2300001112</text:p>
          </table:table-cell>
          <table:table-cell office:value-type="float" office:value="0.2301988514" calcext:value-type="float">
            <text:p>0.2301988514</text:p>
          </table:table-cell>
          <table:table-cell office:value-type="float" office:value="0.2300387568" calcext:value-type="float">
            <text:p>0.2300387568</text:p>
          </table:table-cell>
          <table:table-cell table:number-columns-repeated="2"/>
          <table:table-cell table:formula="of:=MAX([.A45:.E45])" office:value-type="float" office:value="0.2301988514" calcext:value-type="float">
            <text:p>0.2301988514</text:p>
          </table:table-cell>
          <table:table-cell table:formula="of:=MATCH([.F45];[.A45:.E45];0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-0.23" calcext:value-type="float">
            <text:p>-0.23</text:p>
          </table:table-cell>
          <table:table-cell table:number-columns-repeated="2"/>
          <table:table-cell table:formula="of:=MAX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2699639" calcext:value-type="float">
            <text:p>0.692699639</text:p>
          </table:table-cell>
          <table:table-cell office:value-type="float" office:value="0.8816130421" calcext:value-type="float">
            <text:p>0.8816130421</text:p>
          </table:table-cell>
          <table:table-cell office:value-type="float" office:value="0.8880744525" calcext:value-type="float">
            <text:p>0.8880744525</text:p>
          </table:table-cell>
          <table:table-cell table:number-columns-repeated="2"/>
          <table:table-cell table:formula="of:=MAX([.A47:.E47])" office:value-type="float" office:value="0.8880744525" calcext:value-type="float">
            <text:p>0.8880744525</text:p>
          </table:table-cell>
          <table:table-cell table:formula="of:=MATCH([.F47];[.A47:.E4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129675236" calcext:value-type="float">
            <text:p>0.81296752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9" calcext:value-type="float">
            <text:p>0.749</text:p>
          </table:table-cell>
          <table:table-cell table:number-columns-repeated="2"/>
          <table:table-cell table:formula="of:=MAX([.A48:.E48])" office:value-type="float" office:value="0.8129675236" calcext:value-type="float">
            <text:p>0.8129675236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65595412" calcext:value-type="float">
            <text:p>1.965595412</text:p>
          </table:table-cell>
          <table:table-cell office:value-type="float" office:value="2.7095301268" calcext:value-type="float">
            <text:p>2.7095301268</text:p>
          </table:table-cell>
          <table:table-cell office:value-type="float" office:value="2.6987688251" calcext:value-type="float">
            <text:p>2.6987688251</text:p>
          </table:table-cell>
          <table:table-cell table:number-columns-repeated="2"/>
          <table:table-cell table:formula="of:=MAX([.A49:.E49])" office:value-type="float" office:value="2.7095301268" calcext:value-type="float">
            <text:p>2.7095301268</text:p>
          </table:table-cell>
          <table:table-cell table:formula="of:=MATCH([.F49];[.A49:.E4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00006522" calcext:value-type="float">
            <text:p>0.2300006522</text:p>
          </table:table-cell>
          <table:table-cell office:value-type="float" office:value="0.230001002" calcext:value-type="float">
            <text:p>0.230001002</text:p>
          </table:table-cell>
          <table:table-cell office:value-type="float" office:value="0.2300417951" calcext:value-type="float">
            <text:p>0.2300417951</text:p>
          </table:table-cell>
          <table:table-cell table:number-columns-repeated="2"/>
          <table:table-cell table:formula="of:=MAX([.A50:.E50])" office:value-type="float" office:value="0.2300417951" calcext:value-type="float">
            <text:p>0.2300417951</text:p>
          </table:table-cell>
          <table:table-cell table:formula="of:=MATCH([.F50];[.A50:.E5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261947221" calcext:value-type="float">
            <text:p>0.3261947221</text:p>
          </table:table-cell>
          <table:table-cell office:value-type="float" office:value="0.0296180139" calcext:value-type="float">
            <text:p>0.0296180139</text:p>
          </table:table-cell>
          <table:table-cell office:value-type="float" office:value="0.0307973022" calcext:value-type="float">
            <text:p>0.0307973022</text:p>
          </table:table-cell>
          <table:table-cell table:number-columns-repeated="2"/>
          <table:table-cell table:formula="of:=MAX([.A51:.E51])" office:value-type="float" office:value="0.3261947221" calcext:value-type="float">
            <text:p>0.3261947221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1947463" calcext:value-type="float">
            <text:p>0.326194746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61" calcext:value-type="float">
            <text:p>0.0261</text:p>
          </table:table-cell>
          <table:table-cell table:number-columns-repeated="2"/>
          <table:table-cell table:formula="of:=MAX([.A52:.E52])" office:value-type="float" office:value="0.3261947463" calcext:value-type="float">
            <text:p>0.3261947463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68037414155286" calcext:value-type="float">
            <text:p>1.68037414155286E-06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000000215" calcext:value-type="float">
            <text:p>0.000000215</text:p>
          </table:table-cell>
          <table:table-cell table:number-columns-repeated="2"/>
          <table:table-cell table:formula="of:=MAX([.A53:.E53])" office:value-type="float" office:value="0.00000226" calcext:value-type="float">
            <text:p>0.00000226</text:p>
          </table:table-cell>
          <table:table-cell table:formula="of:=MATCH([.F53];[.A53:.E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68037413823963" calcext:value-type="float">
            <text:p>1.68037413823963E-06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00252" calcext:value-type="float">
            <text:p>0.000000252</text:p>
          </table:table-cell>
          <table:table-cell table:number-columns-repeated="2"/>
          <table:table-cell table:formula="of:=MAX([.A54:.E54])" office:value-type="float" office:value="0.00000168037413823963" calcext:value-type="float">
            <text:p>1.68037413823963E-06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233" calcext:value-type="float">
            <text:p>0.000003233</text:p>
          </table:table-cell>
          <table:table-cell office:value-type="float" office:value="0.000026579637729522" calcext:value-type="float">
            <text:p>2.6579637729522E-05</text:p>
          </table:table-cell>
          <table:table-cell office:value-type="float" office:value="0.0000304005331715422" calcext:value-type="float">
            <text:p>3.04005331715422E-05</text:p>
          </table:table-cell>
          <table:table-cell table:number-columns-repeated="2"/>
          <table:table-cell table:formula="of:=MAX([.A55:.E55])" office:value-type="float" office:value="0.0000304005331715422" calcext:value-type="float">
            <text:p>3.04005331715422E-05</text:p>
          </table:table-cell>
          <table:table-cell table:formula="of:=MATCH([.F55];[.A55:.E5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00310494" calcext:value-type="float">
            <text:p>0.0700310494</text:p>
          </table:table-cell>
          <table:table-cell table:number-columns-repeated="2"/>
          <table:table-cell table:formula="of:=MAX([.A56:.E56])" office:value-type="float" office:value="0.0700310494" calcext:value-type="float">
            <text:p>0.0700310494</text:p>
          </table:table-cell>
          <table:table-cell table:formula="of:=MATCH([.F56];[.A56:.E5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00310494" calcext:value-type="float">
            <text:p>0.0700310494</text:p>
          </table:table-cell>
          <table:table-cell table:number-columns-repeated="2"/>
          <table:table-cell table:formula="of:=MAX([.A57:.E57])" office:value-type="float" office:value="0.0700310494" calcext:value-type="float">
            <text:p>0.0700310494</text:p>
          </table:table-cell>
          <table:table-cell table:formula="of:=MATCH([.F57];[.A57:.E57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2:18:16.32643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18:12.541623092</meta:creation-date>
    <dc:date>2018-07-31T12:24:12.284759728</dc:date>
    <meta:editing-duration>PT24M39S</meta:editing-duration>
    <meta:editing-cycles>11</meta:editing-cycles>
    <meta:generator>LibreOffice/5.1.6.2$Linux_X86_64 LibreOffice_project/10m0$Build-2</meta:generator>
    <meta:document-statistic meta:table-count="2" meta:cell-count="578" meta:object-count="0"/>
  </office:meta>
</office:document-meta>
</file>